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7fdc" officeooo:paragraph-rsid="00067fdc"/>
    </style:style>
    <style:style style:name="P2" style:family="paragraph" style:parent-style-name="Standard" style:list-style-name="List_20_1">
      <style:text-properties officeooo:rsid="00067fdc" officeooo:paragraph-rsid="00067fdc"/>
    </style:style>
    <style:style style:name="P3" style:family="paragraph" style:parent-style-name="Standard" style:list-style-name="List_20_1">
      <style:text-properties officeooo:rsid="0007c229" officeooo:paragraph-rsid="0007c229"/>
    </style:style>
    <style:style style:name="P4" style:family="paragraph" style:parent-style-name="Standard">
      <style:text-properties officeooo:rsid="0007c229" officeooo:paragraph-rsid="0007c229"/>
    </style:style>
    <style:style style:name="P5" style:family="paragraph" style:parent-style-name="Standard" style:list-style-name="List_20_1"/>
    <style:style style:name="P6" style:family="paragraph" style:list-style-name="List_20_1">
      <style:text-properties officeooo:rsid="00089d36" officeooo:paragraph-rsid="00089d36"/>
    </style:style>
    <style:style style:name="P7" style:family="paragraph" style:parent-style-name="Standard" style:list-style-name="List_20_1">
      <style:text-properties officeooo:rsid="00089d36" officeooo:paragraph-rsid="00089d3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c22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c22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</text:p>
      <text:p text:style-name="P1"/>
      <text:p text:style-name="P1">1. COMPONENTES DE UNA APLICACION ANDROID: ACTIVITYS</text:p>
      <text:p text:style-name="P1"/>
      <text:p text:style-name="P1"/>
      <text:list xml:id="list148539798" text:style-name="List_20_1">
        <text:list-item>
          <text:p text:style-name="P2">Los componentes de una aplicación son bloques de codigo que el sistema utiliza para relacionarse con ella. Cada componente tiene una funcionalidad especifica (Metodos).</text:p>
        </text:list-item>
        <text:list-item>
          <text:p text:style-name="P2">Existen diferentes componentes de los que destacan las <text:span text:style-name="T1">Activitys</text:span><text:span text:style-name="T3">. </text:span></text:p>
          <text:list>
            <text:list-item>
              <text:p text:style-name="P2"><text:span text:style-name="T3">Service: sin interfaz→ ejecucion segundo plano</text:span></text:p>
            </text:list-item>
            <text:list-item>
              <text:p text:style-name="P2"><text:span text:style-name="T3">Broadcast Receiver→ su finalidad es detectar y reaccionar ante determinados mensajes y eventos globales</text:span><text:span text:style-name="T4"> generados por el sistema.</text:span></text:p>
            </text:list-item>
            <text:list-item>
              <text:p text:style-name="P3"><text:span text:style-name="T3">Content Provider→ es para compartir datos entre aplicaciones</text:span></text:p>
            </text:list-item>
          </text:list>
        </text:list-item>
        <text:list-item>
          <text:p text:style-name="P3"><text:span text:style-name="T3">Las </text:span><text:span text:style-name="T1">Activity</text:span><text:span text:style-name="T3"> representan el </text:span><text:span text:style-name="T1">componente principal</text:span><text:span text:style-name="T3"> de una aplicación. Contiene elementos con los que interacciona el usuario.</text:span></text:p>
        </text:list-item>
        <text:list-item>
          <text:p text:style-name="P3"><text:span text:style-name="T3">Una Activity por lo general ocupa toda la pantalla pero puede ser mas pequenha o flotar sobre la pantalla.</text:span></text:p>
        </text:list-item>
        <text:list-item>
          <text:p text:style-name="P5"><text:span text:style-name="T4">Cada Activity se corresponde con una </text:span><text:span text:style-name="T2">clase Java</text:span><text:span text:style-name="T4">, lo que nos permite escribir codigo para responder a lo eventos.</text:span></text:p>
        </text:list-item>
        <text:list-item>
          <text:p text:style-name="P3"><text:span text:style-name="T3">La </text:span><text:span text:style-name="T1">actividad principal</text:span><text:span text:style-name="T3"> es la primera pantalla que aparece cuando se inicia la app. Luego una actividad puede llamar de una a otra.</text:span></text:p>
        </text:list-item>
        <text:list-item>
          <text:p text:style-name="P3"><text:span text:style-name="T3">Una actividad puede iniciar otra actividad o otra aplicación diferente.</text:span></text:p>
        </text:list-item>
        <text:list-item>
          <text:p text:style-name="P3"><text:span text:style-name="T3">Todas las actividades deben de estar registradas en el </text:span><text:span text:style-name="T1">AndroidManifest.xml</text:span><text:span text:style-name="T3">, junto al resto de los componentes.</text:span></text:p>
        </text:list-item>
      </text:list>
      <text:p text:style-name="P4"><text:span text:style-name="T3">2. ARCHIVO AndroidManifest.xml</text:span></text:p>
      <text:p text:style-name="P4"><text:span text:style-name="T3"/></text:p>
      <text:list xml:id="list122703272303905" text:continue-numbering="true" text:style-name="List_20_1">
        <text:list-item>
          <text:p text:style-name="P3"><text:span text:style-name="T3">Archivo de configuracion que guarda informacion importante sobre la aplicación.</text:span></text:p>
        </text:list-item>
        <text:list-item>
          <text:p text:style-name="P3"><text:span text:style-name="T3">Su principal tarea es informar al sistema acerca de todos los componentes de la aplicación.</text:span></text:p>
        </text:list-item>
        <text:list-item>
          <text:p text:style-name="P3"><text:span text:style-name="T3">La etiqueta raiz &lt;</text:span><text:span text:style-name="T1">manifest</text:span><text:span text:style-name="T3">&gt; contiene dos atributos.</text:span></text:p>
          <text:list>
            <text:list-item>
              <text:p text:style-name="P3"><text:span text:style-name="T3">Declaracion de espacio de nombres.</text:span></text:p>
            </text:list-item>
            <text:list-item>
              <text:p text:style-name="P3"><text:span text:style-name="T3">Nombre del Paquete que contiene la aplicación.</text:span></text:p>
            </text:list-item>
          </text:list>
        </text:list-item>
        <text:list-item>
          <text:p text:style-name="P7"><text:span text:style-name="T3">Lo fundamental del archivo AndroidManifest.xml es el elemento &lt;</text:span><text:span text:style-name="T1">application</text:span><text:span text:style-name="T3">&gt;, que permite configurar elementos basicos de la aplicación.</text:span></text:p>
        </text:list-item>
        <text:list-item>
          <text:p text:style-name="P7"><text:span text:style-name="T3">El elemento &lt;</text:span><text:span text:style-name="T1">application</text:span><text:span text:style-name="T3">&gt; debe contener una entrada &lt;</text:span><text:span text:style-name="T1">activity</text:span><text:span text:style-name="T3">&gt;</text:span><text:span text:style-name="T1"> </text:span><text:span text:style-name="T3">para cada una de las actividades que componen una aplicación.</text:span></text:p>
        </text:list-item>
        <text:list-item>
          <text:p text:style-name="P7"><text:span text:style-name="T3">El elemento &lt;</text:span><text:span text:style-name="T1">activity</text:span><text:span text:style-name="T3">&gt; debe contener el atributo “</text:span><text:span text:style-name="T1">android:name</text:span><text:span text:style-name="T3">” </text:span></text:p>
        </text:list-item>
        <text:list-item>
          <text:p text:style-name="P7"><text:span text:style-name="T3">El atributo “</text:span><text:span text:style-name="T1">android:label</text:span><text:span text:style-name="T3">” permite elegir un nombre para mostrar en la barra de titulo.</text:span></text:p>
        </text:list-item>
        <text:list-item>
          <text:p text:style-name="P7"><text:span text:style-name="T3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6T10:16:56.917000000</meta:creation-date>
    <dc:date>2022-11-16T12:26:58.569000000</dc:date>
    <meta:editing-duration>PT5M29S</meta:editing-duration>
    <meta:editing-cycles>1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4" meta:word-count="302" meta:character-count="1946" meta:non-whitespace-character-count="1686"/>
  </office:meta>
</office:document-meta>
</file>